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06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 style:data-style-name="N61"/>
    <style:style style:name="ce75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number-columns-repeated="2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number-columns-repeated="2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3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CellRatio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Y</text:p>
          </table:table-cell>
          <table:table-cell table:style-name="ce67" office:value-type="string" calcext:value-type="string">
            <text:p>&lt;CellRatioY&gt;</text:p>
          </table:table-cell>
          <table:table-cell table:style-name="ce67" office:value-type="string" calcext:value-type="string">
            <text:p>&lt;nY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CellRatio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5" office:value-type="string" calcext:value-type="string">
            <text:p>&lt;warmUpTime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0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50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m</text:p>
          </table:table-cell>
          <table:table-cell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d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0"/>
        </table:table-row>
        <table:table-row table:style-name="ro3">
          <table:table-cell table:style-name="ce47" office:value-type="string" calcext:value-type="string">
            <text:p>Layered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3]*[.AI3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office:value-type="float" office:value="50" calcext:value-type="float">
            <text:p>50</text:p>
          </table:table-cell>
          <table:table-cell table:style-name="ce69" table:formula="of:=[.O3]" office:value-type="float" office:value="5.02056478468705" calcext:value-type="float">
            <text:p>5.02</text:p>
          </table:table-cell>
          <table:table-cell table:style-name="ce69" table:formula="of:=[.P3]" office:value-type="float" office:value="0.5" calcext:value-type="float">
            <text:p>0.50</text:p>
          </table:table-cell>
          <table:table-cell table:style-name="ce54" table:formula="of:=[.Q3]" office:value-type="float" office:value="50" calcext:value-type="float">
            <text:p>50</text:p>
          </table:table-cell>
          <table:table-cell table:style-name="ce69" table:formula="of:=[.O3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50" calcext:value-type="float">
            <text:p>5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3]+[.X3]&lt;[.L3];[.AG3]+[.X3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3]+[.Z3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3]/CONVERT(1000;&quot;ft&quot;;&quot;m&quot;)/([.AA3]-[.Y3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3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3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3]/(PI()*[.AH3]*([.AE3]-[.AF3])))/86400" office:value-type="float" office:value="0.000627570598085881" calcext:value-type="float">
            <text:p>6.28E-04</text:p>
          </table:table-cell>
          <table:table-cell table:style-name="ce54" table:formula="of:=AVERAGE([.AF3];[.AE3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M3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7" office:value-type="string" calcext:value-type="string">
            <text:p>Layered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4]*[.AI4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office:value-type="float" office:value="50" calcext:value-type="float">
            <text:p>50</text:p>
          </table:table-cell>
          <table:table-cell table:style-name="ce69" table:formula="of:=[.O4]" office:value-type="float" office:value="5.02056478468705" calcext:value-type="float">
            <text:p>5.02</text:p>
          </table:table-cell>
          <table:table-cell table:style-name="ce69" table:formula="of:=[.P4]" office:value-type="float" office:value="0.5" calcext:value-type="float">
            <text:p>0.50</text:p>
          </table:table-cell>
          <table:table-cell table:style-name="ce54" table:formula="of:=[.Q4]" office:value-type="float" office:value="50" calcext:value-type="float">
            <text:p>50</text:p>
          </table:table-cell>
          <table:table-cell table:style-name="ce69" table:formula="of:=[.O4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50" calcext:value-type="float">
            <text:p>5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4]+[.X4]&lt;[.L4];[.AG4]+[.X4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4]+[.Z4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4]/CONVERT(1000;&quot;ft&quot;;&quot;m&quot;)/([.AA4]-[.Y4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4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4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4]/(PI()*[.AH4]*([.AE4]-[.AF4])))/86400" office:value-type="float" office:value="0.000627570598085881" calcext:value-type="float">
            <text:p>6.28E-04</text:p>
          </table:table-cell>
          <table:table-cell table:style-name="ce54" table:formula="of:=AVERAGE([.AF4];[.AE4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M4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7" office:value-type="string" calcext:value-type="string">
            <text:p>Gravel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5]*[.AI5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office:value-type="float" office:value="50" calcext:value-type="float">
            <text:p>50</text:p>
          </table:table-cell>
          <table:table-cell table:style-name="ce69" table:formula="of:=[.O5]" office:value-type="float" office:value="5.02056478468705" calcext:value-type="float">
            <text:p>5.02</text:p>
          </table:table-cell>
          <table:table-cell table:style-name="ce69" table:formula="of:=[.P5]" office:value-type="float" office:value="0.5" calcext:value-type="float">
            <text:p>0.50</text:p>
          </table:table-cell>
          <table:table-cell table:style-name="ce54" table:formula="of:=[.Q5]" office:value-type="float" office:value="50" calcext:value-type="float">
            <text:p>50</text:p>
          </table:table-cell>
          <table:table-cell table:style-name="ce69" table:formula="of:=[.O5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50" calcext:value-type="float">
            <text:p>5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5]+[.X5]&lt;[.L5];[.AG5]+[.X5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5]+[.Z5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5]/CONVERT(1000;&quot;ft&quot;;&quot;m&quot;)/([.AA5]-[.Y5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5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5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5]/(PI()*[.AH5]*([.AE5]-[.AF5])))/86400" office:value-type="float" office:value="0.000627570598085881" calcext:value-type="float">
            <text:p>6.28E-04</text:p>
          </table:table-cell>
          <table:table-cell table:style-name="ce54" table:formula="of:=AVERAGE([.AF5];[.AE5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M5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7" office:value-type="string" calcext:value-type="string">
            <text:p>CoarseSand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6]+[.F6]" office:value-type="float" office:value="40" calcext:value-type="float">
            <text:p>40</text:p>
          </table:table-cell>
          <table:table-cell table:style-name="ce54" table:formula="of:=[.F6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6]*[.AI6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office:value-type="float" office:value="50" calcext:value-type="float">
            <text:p>50</text:p>
          </table:table-cell>
          <table:table-cell table:style-name="ce69" table:formula="of:=[.O6]" office:value-type="float" office:value="5.02056478468705" calcext:value-type="float">
            <text:p>5.02</text:p>
          </table:table-cell>
          <table:table-cell table:style-name="ce69" table:formula="of:=[.P6]" office:value-type="float" office:value="0.5" calcext:value-type="float">
            <text:p>0.50</text:p>
          </table:table-cell>
          <table:table-cell table:style-name="ce54" table:formula="of:=[.Q6]" office:value-type="float" office:value="50" calcext:value-type="float">
            <text:p>50</text:p>
          </table:table-cell>
          <table:table-cell table:style-name="ce69" table:formula="of:=[.O6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50" calcext:value-type="float">
            <text:p>5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6]+[.X6]&lt;[.L6];[.AG6]+[.X6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6]+[.Z6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6]/CONVERT(1000;&quot;ft&quot;;&quot;m&quot;)/([.AA6]-[.Y6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6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6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6]/(PI()*[.AH6]*([.AE6]-[.AF6])))/86400" office:value-type="float" office:value="0.000627570598085881" calcext:value-type="float">
            <text:p>6.28E-04</text:p>
          </table:table-cell>
          <table:table-cell table:style-name="ce54" table:formula="of:=AVERAGE([.AF6];[.AE6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M6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7]+[.F7]" office:value-type="float" office:value="40" calcext:value-type="float">
            <text:p>40</text:p>
          </table:table-cell>
          <table:table-cell table:style-name="ce54" table:formula="of:=[.F7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7]*[.AI7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office:value-type="float" office:value="50" calcext:value-type="float">
            <text:p>50</text:p>
          </table:table-cell>
          <table:table-cell table:style-name="ce69" table:formula="of:=[.O7]" office:value-type="float" office:value="5.02056478468705" calcext:value-type="float">
            <text:p>5.02</text:p>
          </table:table-cell>
          <table:table-cell table:style-name="ce69" table:formula="of:=[.P7]" office:value-type="float" office:value="0.5" calcext:value-type="float">
            <text:p>0.50</text:p>
          </table:table-cell>
          <table:table-cell table:style-name="ce54" table:formula="of:=[.Q7]" office:value-type="float" office:value="50" calcext:value-type="float">
            <text:p>50</text:p>
          </table:table-cell>
          <table:table-cell table:style-name="ce69" table:formula="of:=[.O7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50" calcext:value-type="float">
            <text:p>5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7]+[.X7]&lt;[.L7];[.AG7]+[.X7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7]+[.Z7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7]/CONVERT(1000;&quot;ft&quot;;&quot;m&quot;)/([.AA7]-[.Y7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7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7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7]/(PI()*[.AH7]*([.AE7]-[.AF7])))/86400" office:value-type="float" office:value="0.000627570598085881" calcext:value-type="float">
            <text:p>6.28E-04</text:p>
          </table:table-cell>
          <table:table-cell table:style-name="ce54" table:formula="of:=AVERAGE([.AF7];[.AE7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M7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8" office:value-type="string" calcext:value-type="string">
            <text:p>Layered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8]*[.AI8]" office:value-type="float" office:value="2.0078574996547" calcext:value-type="float">
            <text:p>2.01</text:p>
          </table:table-cell>
          <table:table-cell table:style-name="ce70" office:value-type="float" office:value="0.5" calcext:value-type="float">
            <text:p>0.5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O8]" office:value-type="float" office:value="2.0078574996547" calcext:value-type="float">
            <text:p>2.01</text:p>
          </table:table-cell>
          <table:table-cell table:style-name="ce70" table:formula="of:=[.P8]" office:value-type="float" office:value="0.5" calcext:value-type="float">
            <text:p>0.50</text:p>
          </table:table-cell>
          <table:table-cell table:style-name="ce55" table:formula="of:=[.Q8]" office:value-type="float" office:value="50" calcext:value-type="float">
            <text:p>50</text:p>
          </table:table-cell>
          <table:table-cell table:style-name="ce70" table:formula="of:=[.O8]/10" office:value-type="float" office:value="0.20078574996547" calcext:value-type="float">
            <text:p>0.20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50" calcext:value-type="float">
            <text:p>5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8]+[.X8]&lt;[.L8];[.AG8]+[.X8];&quot;ERROR&quot;)" office:value-type="float" office:value="140" calcext:value-type="float">
            <text:p>14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Y8]+[.Z8]" office:value-type="float" office:value="141" calcext:value-type="float">
            <text:p>141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8]/CONVERT(1000;&quot;ft&quot;;&quot;m&quot;)/([.AA8]-[.Y8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8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8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8]/(PI()*[.AH8]*([.AE8]-[.AF8])))/86400" office:value-type="float" office:value="0.0000267714333287293" calcext:value-type="float">
            <text:p>2.68E-05</text:p>
          </table:table-cell>
          <table:table-cell table:style-name="ce55" table:formula="of:=AVERAGE([.AF8];[.AE8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M8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8" office:value-type="string" calcext:value-type="string">
            <text:p>Layered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9]+[.F9]" office:value-type="float" office:value="20" calcext:value-type="float">
            <text:p>20</text:p>
          </table:table-cell>
          <table:table-cell table:style-name="ce55" table:formula="of:=[.F9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9]*[.AI9]" office:value-type="float" office:value="2.0078574996547" calcext:value-type="float">
            <text:p>2.01</text:p>
          </table:table-cell>
          <table:table-cell table:style-name="ce70" office:value-type="float" office:value="0.5" calcext:value-type="float">
            <text:p>0.5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O9]" office:value-type="float" office:value="2.0078574996547" calcext:value-type="float">
            <text:p>2.01</text:p>
          </table:table-cell>
          <table:table-cell table:style-name="ce70" table:formula="of:=[.P9]" office:value-type="float" office:value="0.5" calcext:value-type="float">
            <text:p>0.50</text:p>
          </table:table-cell>
          <table:table-cell table:style-name="ce55" table:formula="of:=[.Q9]" office:value-type="float" office:value="50" calcext:value-type="float">
            <text:p>50</text:p>
          </table:table-cell>
          <table:table-cell table:style-name="ce70" table:formula="of:=[.O9]/10" office:value-type="float" office:value="0.20078574996547" calcext:value-type="float">
            <text:p>0.20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50" calcext:value-type="float">
            <text:p>5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9]+[.X9]&lt;[.L9];[.AG9]+[.X9];&quot;ERROR&quot;)" office:value-type="float" office:value="140" calcext:value-type="float">
            <text:p>14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Y9]+[.Z9]" office:value-type="float" office:value="141" calcext:value-type="float">
            <text:p>141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9]/CONVERT(1000;&quot;ft&quot;;&quot;m&quot;)/([.AA9]-[.Y9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9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9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9]/(PI()*[.AH9]*([.AE9]-[.AF9])))/86400" office:value-type="float" office:value="0.0000267714333287293" calcext:value-type="float">
            <text:p>2.68E-05</text:p>
          </table:table-cell>
          <table:table-cell table:style-name="ce55" table:formula="of:=AVERAGE([.AF9];[.AE9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M9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8" office:value-type="string" calcext:value-type="string">
            <text:p>Gravel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0]+[.F10]" office:value-type="float" office:value="20" calcext:value-type="float">
            <text:p>20</text:p>
          </table:table-cell>
          <table:table-cell table:style-name="ce55" table:formula="of:=[.F10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0]*[.AI10]" office:value-type="float" office:value="2.0078574996547" calcext:value-type="float">
            <text:p>2.01</text:p>
          </table:table-cell>
          <table:table-cell table:style-name="ce70" office:value-type="float" office:value="0.5" calcext:value-type="float">
            <text:p>0.5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O10]" office:value-type="float" office:value="2.0078574996547" calcext:value-type="float">
            <text:p>2.01</text:p>
          </table:table-cell>
          <table:table-cell table:style-name="ce70" table:formula="of:=[.P10]" office:value-type="float" office:value="0.5" calcext:value-type="float">
            <text:p>0.50</text:p>
          </table:table-cell>
          <table:table-cell table:style-name="ce55" table:formula="of:=[.Q10]" office:value-type="float" office:value="50" calcext:value-type="float">
            <text:p>50</text:p>
          </table:table-cell>
          <table:table-cell table:style-name="ce70" table:formula="of:=[.O10]/10" office:value-type="float" office:value="0.20078574996547" calcext:value-type="float">
            <text:p>0.20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50" calcext:value-type="float">
            <text:p>5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10]+[.X10]&lt;[.L10];[.AG10]+[.X10];&quot;ERROR&quot;)" office:value-type="float" office:value="140" calcext:value-type="float">
            <text:p>14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Y10]+[.Z10]" office:value-type="float" office:value="141" calcext:value-type="float">
            <text:p>141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10]/CONVERT(1000;&quot;ft&quot;;&quot;m&quot;)/([.AA10]-[.Y10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0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0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10]/(PI()*[.AH10]*([.AE10]-[.AF10])))/86400" office:value-type="float" office:value="0.0000267714333287293" calcext:value-type="float">
            <text:p>2.68E-05</text:p>
          </table:table-cell>
          <table:table-cell table:style-name="ce55" table:formula="of:=AVERAGE([.AF10];[.AE10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M10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8" office:value-type="string" calcext:value-type="string">
            <text:p>CoarseSand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1]+[.F11]" office:value-type="float" office:value="20" calcext:value-type="float">
            <text:p>20</text:p>
          </table:table-cell>
          <table:table-cell table:style-name="ce55" table:formula="of:=[.F11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1]*[.AI11]" office:value-type="float" office:value="2.0078574996547" calcext:value-type="float">
            <text:p>2.01</text:p>
          </table:table-cell>
          <table:table-cell table:style-name="ce70" office:value-type="float" office:value="0.5" calcext:value-type="float">
            <text:p>0.5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O11]" office:value-type="float" office:value="2.0078574996547" calcext:value-type="float">
            <text:p>2.01</text:p>
          </table:table-cell>
          <table:table-cell table:style-name="ce70" table:formula="of:=[.P11]" office:value-type="float" office:value="0.5" calcext:value-type="float">
            <text:p>0.50</text:p>
          </table:table-cell>
          <table:table-cell table:style-name="ce55" table:formula="of:=[.Q11]" office:value-type="float" office:value="50" calcext:value-type="float">
            <text:p>50</text:p>
          </table:table-cell>
          <table:table-cell table:style-name="ce70" table:formula="of:=[.O11]/10" office:value-type="float" office:value="0.20078574996547" calcext:value-type="float">
            <text:p>0.20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50" calcext:value-type="float">
            <text:p>5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11]+[.X11]&lt;[.L11];[.AG11]+[.X11];&quot;ERROR&quot;)" office:value-type="float" office:value="140" calcext:value-type="float">
            <text:p>14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Y11]+[.Z11]" office:value-type="float" office:value="141" calcext:value-type="float">
            <text:p>141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11]/CONVERT(1000;&quot;ft&quot;;&quot;m&quot;)/([.AA11]-[.Y11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1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1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11]/(PI()*[.AH11]*([.AE11]-[.AF11])))/86400" office:value-type="float" office:value="0.0000267714333287293" calcext:value-type="float">
            <text:p>2.68E-05</text:p>
          </table:table-cell>
          <table:table-cell table:style-name="ce55" table:formula="of:=AVERAGE([.AF11];[.AE11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M11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2]+[.F12]" office:value-type="float" office:value="20" calcext:value-type="float">
            <text:p>20</text:p>
          </table:table-cell>
          <table:table-cell table:style-name="ce55" table:formula="of:=[.F12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2]*[.AI12]" office:value-type="float" office:value="2.0078574996547" calcext:value-type="float">
            <text:p>2.01</text:p>
          </table:table-cell>
          <table:table-cell table:style-name="ce70" office:value-type="float" office:value="0.5" calcext:value-type="float">
            <text:p>0.5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O12]" office:value-type="float" office:value="2.0078574996547" calcext:value-type="float">
            <text:p>2.01</text:p>
          </table:table-cell>
          <table:table-cell table:style-name="ce70" table:formula="of:=[.P12]" office:value-type="float" office:value="0.5" calcext:value-type="float">
            <text:p>0.50</text:p>
          </table:table-cell>
          <table:table-cell table:style-name="ce55" table:formula="of:=[.Q12]" office:value-type="float" office:value="50" calcext:value-type="float">
            <text:p>50</text:p>
          </table:table-cell>
          <table:table-cell table:style-name="ce70" table:formula="of:=[.O12]/10" office:value-type="float" office:value="0.20078574996547" calcext:value-type="float">
            <text:p>0.20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50" calcext:value-type="float">
            <text:p>5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12]+[.X12]&lt;[.L12];[.AG12]+[.X12];&quot;ERROR&quot;)" office:value-type="float" office:value="140" calcext:value-type="float">
            <text:p>14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Y12]+[.Z12]" office:value-type="float" office:value="141" calcext:value-type="float">
            <text:p>141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12]/CONVERT(1000;&quot;ft&quot;;&quot;m&quot;)/([.AA12]-[.Y12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2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2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12]/(PI()*[.AH12]*([.AE12]-[.AF12])))/86400" office:value-type="float" office:value="0.0000267714333287293" calcext:value-type="float">
            <text:p>2.68E-05</text:p>
          </table:table-cell>
          <table:table-cell table:style-name="ce55" table:formula="of:=AVERAGE([.AF12];[.AE12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M12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44" table:default-cell-style-name="Default"/>
        <table:table-row table:style-name="ro6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CellRatio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Y</text:p>
          </table:table-cell>
          <table:table-cell table:style-name="ce67" office:value-type="string" calcext:value-type="string">
            <text:p>&lt;CellRatioY&gt;</text:p>
          </table:table-cell>
          <table:table-cell table:style-name="ce67" office:value-type="string" calcext:value-type="string">
            <text:p>&lt;nY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CellRatio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75" office:value-type="string" calcext:value-type="string">
            <text:p>&lt;obsTimeStep&gt;</text:p>
          </table:table-cell>
          <table:table-cell table:style-name="ce115" office:value-type="string" calcext:value-type="string">
            <text:p>&lt;warmUpTime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Layered_Publ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style-name="ce73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style-name="ce73" office:value-type="float" office:value="0.0000000001" calcext:value-type="float">
            <text:p>1.00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ayered_Public_2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0:39:59.098867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3T11:03:19.391983414</dc:date>
    <dc:creator>Edwin Saavedra C</dc:creator>
    <meta:editing-duration>PT4H46M43S</meta:editing-duration>
    <meta:editing-cycles>52</meta:editing-cycles>
    <meta:generator>LibreOffice/6.0.7.3$Linux_X86_64 LibreOffice_project/00m0$Build-3</meta:generator>
    <meta:document-statistic meta:table-count="3" meta:cell-count="782" meta:object-count="0"/>
  </office:meta>
</office:document-meta>
</file>